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middle" draw:auto-grow-height="false" fo:min-height="0cm"/>
    </style:style>
    <style:style style:name="gr2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58cm"/>
    </style:style>
    <style:style style:name="gr3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316cm" fo:min-width="0.075cm"/>
    </style:style>
    <style:style style:name="gr4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62cm"/>
    </style:style>
    <style:style style:name="gr5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139cm" fo:min-width="0.003cm"/>
    </style:style>
    <style:style style:name="gr6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cm" svg:height="1.5cm" svg:x="0.941cm" svg:y="0.144cm">
          <text:p text:style-name="P1"><text:span text:style-name="T1">Transducer into semantic word classes </text:span></text:p>
          <draw:enhanced-geometry svg:viewBox="0 0 21600 21600" draw:path-stretchpoint-x="10800" draw:path-stretchpoint-y="10800" draw:text-areas="?f3 ?f4 ?f5 ?f6" draw:type="round-rectangle" draw:modifiers="4544.527736131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cm" svg:height="1.5cm" svg:x="4.201cm" svg:y="0.144cm">
          <text:p text:style-name="P1"><text:span text:style-name="T1">Transducer into <text:s/>semantic concepts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cm" svg:height="1.5cm" svg:x="7.584cm" svg:y="0.144cm">
          <text:p text:style-name="P1"><text:span text:style-name="T1">Transducer into <text:s/>dialogue acts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1" draw:layer="layout" svg:width="0.425cm" svg:height="0.399cm" svg:x="0.18cm" svg:y="0.695cm">
          <draw:text-box>
            <text:p text:style-name="P3"><text:span text:style-name="T2">W </text:span></text:p>
          </draw:text-box>
        </draw:frame>
        <draw:frame draw:style-name="gr3" draw:text-style-name="P4" draw:id="id4" draw:layer="layout" svg:width="0.426cm" svg:height="0.399cm" svg:x="9.972cm" svg:y="0.695cm">
          <draw:text-box>
            <text:p text:style-name="P3"><text:span text:style-name="T2"><text:s/></text:span><text:span text:style-name="T2">A</text:span></text:p>
          </draw:text-box>
        </draw:frame>
        <draw:frame draw:style-name="gr4" draw:text-style-name="P4" draw:id="id5" draw:layer="layout" svg:width="0.637cm" svg:height="0.399cm" svg:x="6.555cm" svg:y="0.695cm">
          <draw:text-box>
            <text:p text:style-name="P3"><text:span text:style-name="T2"><text:s/></text:span><text:span text:style-name="T2">C </text:span></text:p>
          </draw:text-box>
        </draw:frame>
        <draw:frame draw:style-name="gr5" draw:text-style-name="P4" draw:id="id7" draw:layer="layout" svg:width="0.637cm" svg:height="0.399cm" svg:x="3.256cm" svg:y="0.695cm">
          <draw:text-box>
            <text:p text:style-name="P3"><text:span text:style-name="T2"><text:s/></text:span><text:span text:style-name="T2">Q </text:span></text:p>
          </draw:text-box>
        </draw:frame>
        <draw:connector draw:style-name="gr6" draw:text-style-name="P5" draw:layer="layout" draw:type="curve" svg:x1="0.605cm" svg:y1="0.894cm" svg:x2="0.941cm" svg:y2="0.894cm" draw:start-shape="id1" draw:start-glue-point="1" draw:end-shape="id2" draw:end-glue-point="3">
          <text:p text:style-name="P3"/>
        </draw:connector>
        <draw:connector draw:style-name="gr6" draw:text-style-name="P5" draw:layer="layout" draw:type="curve" svg:x1="9.584cm" svg:y1="0.894cm" svg:x2="9.972cm" svg:y2="0.894cm" draw:start-shape="id3" draw:start-glue-point="1" draw:end-shape="id4" draw:end-glue-point="3">
          <text:p text:style-name="P3"/>
        </draw:connector>
        <draw:connector draw:style-name="gr6" draw:text-style-name="P5" draw:layer="layout" draw:type="curve" svg:x1="7.192cm" svg:y1="0.894cm" svg:x2="7.584cm" svg:y2="0.894cm" draw:start-shape="id5" draw:start-glue-point="1" draw:end-shape="id3" draw:end-glue-point="3">
          <text:p text:style-name="P3"/>
        </draw:connector>
        <draw:connector draw:style-name="gr6" draw:text-style-name="P5" draw:layer="layout" draw:type="curve" svg:x1="6.201cm" svg:y1="0.894cm" svg:x2="6.555cm" svg:y2="0.894cm" draw:start-shape="id6" draw:start-glue-point="1" draw:end-shape="id5" draw:end-glue-point="3">
          <text:p text:style-name="P3"/>
        </draw:connector>
        <draw:connector draw:style-name="gr6" draw:text-style-name="P5" draw:layer="layout" draw:type="curve" svg:x1="3.893cm" svg:y1="0.894cm" svg:x2="4.201cm" svg:y2="0.894cm" draw:start-shape="id7" draw:start-glue-point="1" draw:end-shape="id6" draw:end-glue-point="3">
          <text:p text:style-name="P3"/>
        </draw:connector>
        <draw:connector draw:style-name="gr6" draw:text-style-name="P5" draw:layer="layout" draw:type="curve" svg:x1="2.941cm" svg:y1="0.894cm" svg:x2="3.256cm" svg:y2="0.894cm" draw:start-shape="id2" draw:start-glue-point="1" draw:end-shape="id7" draw:end-glue-point="3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2-10T15:15:09</dc:date>
    <dc:language>en-US</dc:language>
    <meta:editing-cycles>39</meta:editing-cycles>
    <meta:editing-duration>PT9H54M32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